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ejaVu Sans Mono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DejaVu Sa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DejaVu Sans Mono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text-properties style:font-name="DejaVu Sans Mono" fo:font-size="16pt" style:font-size-asian="16pt" style:font-size-complex="16pt"/>
    </style:style>
    <style:style style:name="P11" style:family="paragraph" style:parent-style-name="Standard" style:list-style-name="L1">
      <style:text-properties style:font-name="DejaVu Sans Mono"/>
    </style:style>
    <style:style style:name="P12" style:family="paragraph" style:parent-style-name="Standard" style:list-style-name="L1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style:font-name="DejaVu Sans Mo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FOLO documentation</text:p>
      <text:p text:style-name="P1"/>
      <text:p text:style-name="P4">Les modules requis:</text:p>
      <text:p text:style-name="P1">Les modules suivants sont requis pour que l'application marche:</text:p>
      <text:p text:style-name="P1"/>
      <text:list xml:id="list176731341" text:style-name="L1">
        <text:list-item>
          <text:p text:style-name="P10"><text:span text:style-name="T2">ReportLab:</text:span> </text:p>
        </text:list-item>
      </text:list>
      <text:p text:style-name="P1">permet de générer dynamiquement des documents pdf;</text:p>
      <text:p text:style-name="P1"><text:tab/><text:tab/></text:p>
      <text:p text:style-name="P1">sudo aptitude install python-reportlab</text:p>
      <text:p text:style-name="P1"/>
      <text:list xml:id="list1217952627" text:continue-numbering="true" text:style-name="L1">
        <text:list-item>
          <text:p text:style-name="P11"><text:span text:style-name="T3">pdf toolkit:</text:span> </text:p>
        </text:list-item>
      </text:list>
      <text:p text:style-name="Standard"><text:span text:style-name="Strong_20_Emphasis"><text:span text:style-name="T7">PDFTK</text:span></text:span><text:span text:style-name="T7"> est un programme permettant d'effectuer certaines manipulations de documents </text:span><text:span text:style-name="ACRONYM"><text:span text:style-name="T7">PDF</text:span></text:span><text:span text:style-name="T7">, comme la mise en arrière-plan, la concaténation, extraction de pages, le remplissage des formulaires, etc. </text:span></text:p>
      <text:p text:style-name="P1"><text:tab/></text:p>
      <text:p text:style-name="P1"><text:span text:style-name="T6">Installation</text:span><text:span text:style-name="T5">:</text:span>sudo aptitude install pdftk</text:p>
      <text:p text:style-name="P1"/>
      <text:list xml:id="list1479211804" text:continue-numbering="true" text:style-name="L1">
        <text:list-item>
          <text:p text:style-name="P12"><text:s/>South:</text:p>
        </text:list-item>
      </text:list>
      <text:p text:style-name="P5">South est une librairie permettant la migration de la base de données pour Django.</text:p>
      <text:p text:style-name="P5"/>
      <text:p text:style-name="P7"><text:bookmark-start text:name="__DdeLink__0_327180512"/><text:span text:style-name="T4">Installation</text:span>:<text:bookmark-end text:name="__DdeLink__0_327180512"/>easy_install South</text:p>
      <text:p text:style-name="P4"/>
      <text:p text:style-name="P4">La fixture initiale:</text:p>
      <text:p text:style-name="P5">Il existe une fixture initiale dans le répertoire folo/fact/fixtures nommée initial_data.json qui contient déjà les groupes <text:span text:style-name="T1">admin</text:span> (pour les administrateurs du site) et <text:span text:style-name="T1">utilisateurs</text:span> (pour les clients).</text:p>
      <text:p text:style-name="P6">NB: Tous les administrateurs doivent être du groupe admin.</text:p>
      <text:p text:style-name="P2"/>
      <text:p text:style-name="P5">Les membres du groupe admin doivent créer les utilisateurs et leur organisation.</text:p>
      <text:p text:style-name="P5"/>
      <text:p text:style-name="P5">Les clients (groupe utilisateur) peuvent créer et modifier les facture <text:s text:c="2"/>et proformas; ils peuvent également modifier leur organisation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elema 2</meta:initial-creator>
    <meta:creation-date>2010-11-08T08:20:32</meta:creation-date>
    <dc:date>2010-11-08T11:29:42</dc:date>
    <dc:creator>yelema 2</dc:creator>
    <meta:editing-duration>PT00H16M24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2" meta:paragraph-count="19" meta:word-count="147" meta:character-count="1068"/>
  </office:meta>
</office:document-meta>
</file>